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808080" draw:marker-start-width="0.355cm" draw:marker-end-width="0.355cm" draw:fill="none" draw:fill-color="#729fcf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808080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  <style:paragraph-properties style:writing-mode="lr-tb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fo:font-size="15pt" style:font-size-asian="18pt" style:font-size-complex="18pt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5.8cm" svg:x2="5.1cm" svg:y2="2.9cm">
          <text:p/>
        </draw:line>
        <draw:line draw:style-name="gr5" draw:text-style-name="P5" draw:layer="layout" svg:x1="8.4cm" svg:y1="6.3cm" svg:x2="5.3cm" svg:y2="8.8cm">
          <text:p/>
        </draw:line>
        <draw:frame draw:style-name="gr6" draw:text-style-name="P6" draw:layer="layout" svg:width="10.059cm" svg:height="3.4cm" svg:x="8.741cm" svg:y="4.3cm">
          <draw:text-box>
            <text:p>Mélange aléatoire des individus, ensuite séparation en k sous-ensembles d’effectifs à peu près équivalents (ici k = 7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Philippe Grosjean</meta:initial-creator>
    <meta:creation-date>2017-12-13T12:55:00.673199000</meta:creation-date>
    <dc:date>2020-10-06T09:20:09.131280068</dc:date>
    <meta:editing-duration>PT33M54S</meta:editing-duration>
    <meta:editing-cycles>4</meta:editing-cycles>
    <meta:generator>LibreOffice/6.4.0.3$MacOSX_X86_64 LibreOffice_project/b0a288ab3d2d4774cb44b62f04d5d28733ac6df8</meta:generator>
    <meta:document-statistic meta:object-count="11"/>
  </office:meta>
</office:document-meta>
</file>